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1_MillRoad_CAM003 - 2019-06-04 13:12:00.002167: from=13:06:48.525000 to=13:11:34.743000 0:04:46.218000</text:p>
      <text:p text:style-name="Preformatted_20_Text">S1_MillRoad_CAM003 - 2019-06-04 13:12:05.003123: from=13:06:48.525000 to=13:11:34.743000 0:04:46.218000</text:p>
      <text:p text:style-name="Preformatted_20_Text">S1_MillRoad_CAM003 - 2019-06-04 13:12:10.001159: from=13:06:48.525000 to=13:11:34.743000 0:04:46.218000</text:p>
      <text:p text:style-name="Preformatted_20_Text">S1_MillRoad_CAM003 - 2019-06-04 13:12:15.002518: from=13:06:48.525000 to=13:11:34.743000 0:04:46.218000</text:p>
      <text:p text:style-name="Preformatted_20_Text">S1_MillRoad_CAM003 - 2019-06-04 13:12:20.001479: from=13:06:48.525000 to=13:11:34.743000 0:04:46.218000</text:p>
      <text:p text:style-name="Preformatted_20_Text">S1_MillRoad_CAM003 - 2019-06-04 13:12:25.001623: from=13:06:48.525000 to=13:11:34.743000 0:04:46.218000</text:p>
      <text:p text:style-name="Preformatted_20_Text">S1_MillRoad_CAM003 - 2019-06-04 13:12:30.001791: from=13:06:48.525000 to=13:11:34.743000 0:04:46.218000</text:p>
      <text:p text:style-name="Preformatted_20_Text">S1_MillRoad_CAM003 - 2019-06-04 13:12:35.003726: from=13:06:48.525000 to=13:11:34.743000 0:04:46.218000</text:p>
      <text:p text:style-name="Preformatted_20_Text">S1_MillRoad_CAM003 - 2019-06-04 13:12:40.005160: from=13:06:48.525000 to=13:11:34.743000 0:04:46.218000</text:p>
      <text:p text:style-name="Preformatted_20_Text">S1_MillRoad_CAM003 - <text:span text:style-name="T2">2019-06-04 13:12:45.004832</text:span>: <text:span text:style-name="T2">from=13:08:09.161000</text:span> to=13:11:34.743000 <text:span text:style-name="T2">0:03:25.582000</text:span></text:p>
      <text:p text:style-name="Preformatted_20_Text">S1_MillRoad_CAM003 - 2<text:span text:style-name="T2">019-06-04 13:12:50.003729</text:span>: from=13:08:09.161000 <text:span text:style-name="T2">to=13:12:42.400000</text:span> <text:span text:style-name="T2">0:04:33.239000</text:span></text:p>
      <text:p text:style-name="Preformatted_20_Text">S1_MillRoad_CAM003 - 2019-06-04 13:12:55.003516: from=13:08:09.161000 to=13:12:42.400000 0:04:33.239000</text:p>
      <text:p text:style-name="Preformatted_20_Text">S1_MillRoad_CAM003 - 2019-06-04 13:13:00.002687: from=13:08:09.161000 to=13:12:42.400000 0:04:33.239000</text:p>
      <text:p text:style-name="Preformatted_20_Text">S1_MillRoad_CAM003 - 2019-06-04 13:13:05.002836: from=13:08:09.161000 to=13:12:42.400000 0:04:33.239000</text:p>
      <text:p text:style-name="Preformatted_20_Text">S1_MillRoad_CAM003 - 2019-06-04 13:13:10.001914: from=13:08:09.161000 to=13:12:42.400000 0:04:33.239000</text:p>
      <text:p text:style-name="Preformatted_20_Text">S1_MillRoad_CAM003 - 2019-06-04 13:13:15.002071: from=13:08:09.161000 to=13:12:42.400000 0:04:33.239000</text:p>
      <text:p text:style-name="Preformatted_20_Text">S1_MillRoad_CAM003 - 2019-06-04 13:13:20.002216: from=13:08:09.161000 to=13:12:42.400000 0:04:33.239000</text:p>
      <text:p text:style-name="Preformatted_20_Text">S1_MillRoad_CAM003 - 2019-06-04 13:13:25.002364: from=13:08:09.161000 to=13:12:42.400000 0:04:33.239000</text:p>
      <text:p text:style-name="Preformatted_20_Text">S1_MillRoad_CAM003 - 2019-06-04 13:13:30.002521: from=13:08:09.161000 to=13:12:42.400000 0:04:33.239000</text:p>
      <text:p text:style-name="Preformatted_20_Text">S1_MillRoad_CAM003 - 2019-06-04 13:13:35.003928: from=13:08:09.161000 to=13:12:42.400000 0:04:33.239000</text:p>
      <text:p text:style-name="Preformatted_20_Text">S1_MillRoad_CAM003 - 2019-06-04 13:13:40.003117: from=13:08:09.161000 to=13:12:42.400000 0:04:33.239000</text:p>
      <text:p text:style-name="Preformatted_20_Text">S1_MillRoad_CAM003 - <text:span text:style-name="T2">2019-06-04 13:13:45.004211</text:span>: <text:span text:style-name="T2">from=13:08:45.994000</text:span> to=13:12:42.400000 <text:span text:style-name="T2">0:03:56.406000</text:span></text:p>
      <text:p text:style-name="Preformatted_20_Text">S1_MillRoad_CAM003 - 2019-06-04 13:13:50.003112: from=13:08:45.994000 to=13:12:42.400000 0:03:56.406000</text:p>
      <text:p text:style-name="Preformatted_20_Text">S1_MillRoad_CAM003 - 2019-06-04 13:13:55.003287: from=13:08:45.994000 to=13:12:42.400000 0:03:56.406000</text:p>
      <text:p text:style-name="Preformatted_20_Text">S1_MillRoad_CAM003 - <text:span text:style-name="T2">2019-06-04 13:14:00.003460</text:span>: from=13:08:45.994000 <text:span text:style-name="T2">to=13:13:44.500000</text:span> <text:span text:style-name="T2">0:04:58.506000</text:span></text:p>
      <text:p text:style-name="Preformatted_20_Text">S1_MillRoad_CAM003 - 2019-06-04 13:14:05.003653: from=13:08:45.994000 to=13:13:44.500000 0:04:58.506000</text:p>
      <text:p text:style-name="Preformatted_20_Text">S1_MillRoad_CAM003 - 2019-06-04 13:14:10.003718: from=13:08:45.994000 to=13:13:44.500000 0:04:58.506000</text:p>
      <text:p text:style-name="Preformatted_20_Text">S1_MillRoad_CAM003 - 2019-06-04 13:14:15.003858: from=13:08:45.994000 to=13:13:44.500000 0:04:58.506000</text:p>
      <text:p text:style-name="Preformatted_20_Text">S1_MillRoad_CAM003 - 2019-06-04 13:14:20.004087: from=13:08:45.994000 to=13:13:44.500000 0:04:58.506000</text:p>
      <text:p text:style-name="Preformatted_20_Text">S1_MillRoad_CAM003 - 2019-06-04 13:14:25.004167: from=13:08:45.994000 to=13:13:44.500000 0:04:58.506000</text:p>
      <text:p text:style-name="Preformatted_20_Text">S1_MillRoad_CAM003 - 2019-06-04 13:14:30.004338: from=13:08:45.994000 to=13:13:44.500000 0:04:58.506000</text:p>
      <text:p text:style-name="Preformatted_20_Text">S1_MillRoad_CAM003 - 2019-06-04 13:14:35.004468: from=13:08:45.994000 to=13:13:44.500000 0:04:58.506000</text:p>
      <text:p text:style-name="Preformatted_20_Text">S1_MillRoad_CAM003 - 2019-06-04 13:14:40.004612: from=13:08:45.994000 to=13:13:44.500000 0:04:58.506000</text:p>
      <text:p text:style-name="Preformatted_20_Text">S1_MillRoad_CAM003 - <text:span text:style-name="T2">2019-06-04 13:14:45.001621</text:span>: <text:span text:style-name="T2">from=13:09:47.974000</text:span> to=13:13:44.500000 <text:span text:style-name="T2">0:03:56.526000</text:span></text:p>
      <text:p text:style-name="Preformatted_20_Text">S1_MillRoad_CAM003 - 2019-06-04 13:14:50.003192: from=13:09:47.974000 to=13:13:44.500000 0:03:56.526000</text:p>
      <text:p text:style-name="Preformatted_20_Text">S1_MillRoad_CAM003 - 2019-06-04 13:14:55.000962: from=13:09:47.974000 to=13:13:44.500000 0:03:56.526000</text:p>
      <text:p text:style-name="Preformatted_20_Text">S1_MillRoad_CAM003 - <text:span text:style-name="T2">2019-06-04 13:15:00.002173</text:span>: from=13:09:47.974000 <text:span text:style-name="T2">to=13:14:42.171000</text:span> <text:span text:style-name="T2">0:04:54.197000</text:span></text:p>
      <text:p text:style-name="Preformatted_20_Text">S1_MillRoad_CAM003 - 2019-06-04 13:15:05.004195: from=13:09:47.974000 to=13:14:42.171000 0:04:54.197000</text:p>
      <text:p text:style-name="Preformatted_20_Text">S1_MillRoad_CAM003 - 2019-06-04 13:15:10.001560: from=13:09:47.974000 to=13:14:42.171000 0:04:54.197000</text:p>
      <text:p text:style-name="Preformatted_20_Text">S1_MillRoad_CAM003 - 2019-06-04 13:15:15.000667: from=13:09:47.974000 to=13:14:42.171000 0:04:54.197000</text:p>
      <text:p text:style-name="Preformatted_20_Text">S1_MillRoad_CAM003 - 2019-06-04 13:15:20.002318: from=13:09:47.974000 to=13:14:42.171000 0:04:54.197000</text:p>
      <text:p text:style-name="Preformatted_20_Text">S1_MillRoad_CAM003 - 2019-06-04 13:15:25.000808: from=13:09:47.974000 to=13:14:42.171000 0:04:54.197000</text:p>
      <text:p text:style-name="Preformatted_20_Text"><text:soft-page-break/>S1_MillRoad_CAM003 - 2019-06-04 13:15:30.003365: from=13:09:47.974000 to=13:14:42.171000 0:04:54.197000</text:p>
      <text:p text:style-name="Preformatted_20_Text">S1_MillRoad_CAM003 - 2019-06-04 13:15:35.001628: from=13:09:47.974000 to=13:14:42.171000 0:04:54.197000</text:p>
      <text:p text:style-name="Preformatted_20_Text">S1_MillRoad_CAM003 - 2019-06-04 13:15:40.005198: from=13:09:47.974000 to=13:14:42.171000 0:04:54.197000</text:p>
      <text:p text:style-name="Preformatted_20_Text">S1_MillRoad_CAM003 - <text:span text:style-name="T2">2019-06-04 13:15:45.002189</text:span>: <text:span text:style-name="T2">from=13:10:45.733000</text:span> to=13:14:42.171000 <text:span text:style-name="T2">0:03:56.438000</text:span></text:p>
      <text:p text:style-name="Preformatted_20_Text">S1_MillRoad_CAM003 - 2019-06-04 13:15:50.001398: from=13:10:45.733000 to=13:14:42.171000 0:03:56.438000</text:p>
      <text:p text:style-name="Preformatted_20_Text">S1_MillRoad_CAM003 - 2019-06-04 13:15:55.004378: from=13:10:45.733000 to=13:14:42.171000 0:03:56.438000</text:p>
      <text:p text:style-name="Preformatted_20_Text">S1_MillRoad_CAM003 - <text:span text:style-name="T2">2019-06-04 13:16:00.003767</text:span>: from=13:10:45.733000 <text:span text:style-name="T2">to=13:15:36.010000</text:span> <text:span text:style-name="T2">0:04:50.277000</text:span></text:p>
      <text:p text:style-name="Preformatted_20_Text">S1_MillRoad_CAM003 - 2019-06-04 13:16:05.000899: from=13:10:45.733000 to=13:15:36.010000 0:04:50.277000</text:p>
      <text:p text:style-name="Preformatted_20_Text">S1_MillRoad_CAM003 - 2019-06-04 13:16:10.005035: from=13:10:45.733000 to=13:15:36.010000 0:04:50.277000</text:p>
      <text:p text:style-name="Preformatted_20_Text">S1_MillRoad_CAM003 - 2019-06-04 13:16:15.000888: from=13:10:45.733000 to=13:15:36.010000 0:04:50.277000</text:p>
      <text:p text:style-name="Preformatted_20_Text">S1_MillRoad_CAM003 - 2019-06-04 13:16:20.003059: from=13:10:45.733000 to=13:15:36.010000 0:04:50.277000</text:p>
      <text:p text:style-name="Preformatted_20_Text">S1_MillRoad_CAM003 - 2019-06-04 13:16:25.002436: from=13:10:45.733000 to=13:15:36.010000 0:04:50.277000</text:p>
      <text:p text:style-name="Preformatted_20_Text">S1_MillRoad_CAM003 - 2019-06-04 13:16:30.000270: from=13:10:45.733000 to=13:15:36.010000 0:04:50.277000</text:p>
      <text:p text:style-name="Preformatted_20_Text">S1_MillRoad_CAM003 - 2019-06-04 13:16:35.000770: from=13:10:45.733000 to=13:15:36.010000 0:04:50.277000</text:p>
      <text:p text:style-name="Preformatted_20_Text">S1_MillRoad_CAM003 - 2019-06-04 13:16:40.000277: from=13:10:45.733000 to=13:15:36.010000 0:04:50.277000</text:p>
      <text:p text:style-name="Preformatted_20_Text">S1_MillRoad_CAM003 - <text:span text:style-name="T2">2019-06-04 13:16:45.000499</text:span>: <text:span text:style-name="T2">from=13:11:54.516000</text:span> to=13:15:36.010000 <text:span text:style-name="T2">0:03:41.494000</text:span></text:p>
      <text:p text:style-name="Preformatted_20_Text">S1_MillRoad_CAM003 - 2019-06-04 13:16:50.002283: from=13:11:54.516000 to=13:15:36.010000 0:03:41.494000</text:p>
      <text:p text:style-name="Preformatted_20_Text">S1_MillRoad_CAM003 - <text:span text:style-name="T2">2019-06-04 13:16:55.002346</text:span>: from=13:11:54.516000 <text:span text:style-name="T2">to=13:16:43.384000</text:span> <text:span text:style-name="T2">0:04:48.868000</text:span></text:p>
      <text:p text:style-name="Preformatted_20_Text">S1_MillRoad_CAM003 - 2019-06-04 13:17:00.002311: from=13:11:54.516000 to=13:16:43.384000 0:04:48.868000</text:p>
      <text:p text:style-name="Preformatted_20_Text">S1_MillRoad_CAM003 - 2019-06-04 13:17:05.000336: from=13:11:54.516000 to=13:16:43.384000 0:04:48.868000</text:p>
      <text:p text:style-name="Preformatted_20_Text">S1_MillRoad_CAM003 - 2019-06-04 13:17:10.002089: from=13:11:54.516000 to=13:16:43.384000 0:04:48.868000</text:p>
      <text:p text:style-name="Preformatted_20_Text">S1_MillRoad_CAM003 - 2019-06-04 13:17:15.000185: from=13:11:54.516000 to=13:16:43.384000 0:04:48.868000</text:p>
      <text:p text:style-name="Preformatted_20_Text">S1_MillRoad_CAM003 - 2019-06-04 13:17:20.004478: from=13:11:54.516000 to=13:16:43.384000 0:04:48.868000</text:p>
      <text:p text:style-name="Preformatted_20_Text">S1_MillRoad_CAM003 - 2019-06-04 13:17:25.004898: from=13:11:54.516000 to=13:16:43.384000 0:04:48.868000</text:p>
      <text:p text:style-name="Preformatted_20_Text">S1_MillRoad_CAM003 - 2019-06-04 13:17:30.003912: from=13:11:54.516000 to=13:16:43.384000 0:04:48.868000</text:p>
      <text:p text:style-name="Preformatted_20_Text">S1_MillRoad_CAM003 - 2019-06-04 13:17:35.000421: from=13:11:54.516000 to=13:16:43.384000 0:04:48.868000</text:p>
      <text:p text:style-name="Preformatted_20_Text">S1_MillRoad_CAM003 - 2019-06-04 13:17:40.003182: from=13:11:54.516000 to=13:16:43.384000 0:04:48.868000</text:p>
      <text:p text:style-name="Preformatted_20_Text">S1_MillRoad_CAM003 - <text:span text:style-name="T2">2019-06-04 13:17:45.002934</text:span>: <text:span text:style-name="T2">from=13:12:44.543000</text:span> to=13:16:43.384000 <text:span text:style-name="T2">0:03:58.841000</text:span></text:p>
      <text:p text:style-name="Preformatted_20_Text">S1_MillRoad_CAM003 - 2019-06-04 13:17:50.001622: from=13:12:44.543000 to=13:16:43.384000 0:03:58.841000</text:p>
      <text:p text:style-name="Preformatted_20_Text">S1_MillRoad_CAM003 - <text:span text:style-name="T2">2019-06-04 13:17:55.002075</text:span>: from=13:12:44.543000 <text:span text:style-name="T2">to=13:17:30.930000</text:span> <text:span text:style-name="T2">0:04:46.387000</text:span></text:p>
      <text:p text:style-name="Preformatted_20_Text">S1_MillRoad_CAM003 - 2019-06-04 13:18:00.002837: from=13:12:44.543000 to=13:17:30.930000 0:04:46.387000</text:p>
      <text:p text:style-name="Preformatted_20_Text">S1_MillRoad_CAM003 - 2019-06-04 13:18:05.003492: from=13:12:44.543000 to=13:17:30.930000 0:04:46.387000</text:p>
      <text:p text:style-name="Preformatted_20_Text">S1_MillRoad_CAM003 - 2019-06-04 13:18:10.004419: from=13:12:44.543000 to=13:17:30.930000 0:04:46.387000</text:p>
      <text:p text:style-name="Preformatted_20_Text">S1_MillRoad_CAM003 - 2019-06-04 13:18:15.001021: from=13:12:44.543000 to=13:17:30.930000 0:04:46.387000</text:p>
      <text:p text:style-name="Preformatted_20_Text">S1_MillRoad_CAM003 - 2019-06-04 13:18:20.000854: from=13:12:44.543000 to=13:17:30.930000 0:04:46.387000</text:p>
      <text:p text:style-name="Preformatted_20_Text">S1_MillRoad_CAM003 - 2019-06-04 13:18:25.002177: from=13:12:44.543000 to=13:17:30.930000 0:04:46.387000</text:p>
      <text:p text:style-name="Preformatted_20_Text">S1_MillRoad_CAM003 - 2019-06-04 13:18:30.001057: from=13:12:44.543000 to=13:17:30.930000 0:04:46.387000</text:p>
      <text:p text:style-name="Preformatted_20_Text">S1_MillRoad_CAM003 - 2019-06-04 13:18:35.001769: from=13:12:44.543000 to=13:17:30.930000 0:04:46.387000</text:p>
      <text:p text:style-name="Preformatted_20_Text">S1_MillRoad_CAM003 - 2019-06-04 13:18:40.001408: from=13:12:44.543000 to=13:17:30.930000 0:04:46.387000</text:p>
      <text:p text:style-name="Preformatted_20_Text">S1_MillRoad_CAM003 - <text:span text:style-name="T2">2019-06-04 13:18:45.002245</text:span>: <text:span text:style-name="T2">from=13:13:53.788000</text:span> to=13:17:30.930000 <text:span text:style-name="T2">0:03:37.142000</text:span></text:p>
      <text:p text:style-name="Preformatted_20_Text">S1_MillRoad_CAM003 - 2019-06-04 13:18:50.002177: from=13:13:53.788000 to=13:17:30.930000 0:03:37.142000</text:p>
      <text:p text:style-name="Preformatted_20_Text">S1_MillRoad_CAM003 - <text:span text:style-name="T2">2019-06-04 13:18:55.000619</text:span>: from=13:13:53.788000 <text:span text:style-name="T2">to=13:18:45.014000</text:span> <text:span text:style-name="T2">0:04:51.226000</text:span></text:p>
      <text:p text:style-name="Preformatted_20_Text"><text:soft-page-break/>S1_MillRoad_CAM003 - 2019-06-04 13:19:00.001886: from=13:13:53.788000 to=13:18:45.014000 0:04:51.226000</text:p>
      <text:p text:style-name="Preformatted_20_Text">S1_MillRoad_CAM003 - 2019-06-04 13:19:05.007795: from=13:13:53.788000 to=13:18:45.014000 0:04:51.226000</text:p>
      <text:p text:style-name="Preformatted_20_Text">S1_MillRoad_CAM003 - 2019-06-04 13:19:10.001410: from=13:13:53.788000 to=13:18:45.014000 0:04:51.226000</text:p>
      <text:p text:style-name="Preformatted_20_Text">S1_MillRoad_CAM003 - 2019-06-04 13:19:15.004637: from=13:13:53.788000 to=13:18:45.014000 0:04:51.226000</text:p>
      <text:p text:style-name="Preformatted_20_Text">S1_MillRoad_CAM003 - 2019-06-04 13:19:20.004966: from=13:13:53.788000 to=13:18:45.014000 0:04:51.226000</text:p>
      <text:p text:style-name="Preformatted_20_Text">S1_MillRoad_CAM003 - 2019-06-04 13:19:25.006075: from=13:13:53.788000 to=13:18:45.014000 0:04:51.226000</text:p>
      <text:p text:style-name="Preformatted_20_Text">S1_MillRoad_CAM003 - 2019-06-04 13:19:30.009555: from=13:13:53.788000 to=13:18:45.014000 0:04:51.226000</text:p>
      <text:p text:style-name="Preformatted_20_Text">S1_MillRoad_CAM003 - 2019-06-04 13:19:35.006229: from=13:13:53.788000 to=13:18:45.014000 0:04:51.226000</text:p>
      <text:p text:style-name="Preformatted_20_Text">S1_MillRoad_CAM003 - 2019-06-04 13:19:40.009500: from=13:13:53.788000 to=13:18:45.014000 0:04:51.226000</text:p>
      <text:p text:style-name="Preformatted_20_Text">S1_MillRoad_CAM003 - <text:span text:style-name="T2">2019-06-04 13:19:45.001611</text:span>: <text:span text:style-name="T2">from=13:14:45.795000</text:span> to=13:18:45.014000 <text:span text:style-name="T2">0:03:59.219000</text:span></text:p>
      <text:p text:style-name="Preformatted_20_Text">S1_MillRoad_CAM003 - 2019-06-04 13:19:50.010492: from=13:14:45.795000 to=13:18:45.014000 0:03:59.219000</text:p>
      <text:p text:style-name="Preformatted_20_Text">S1_MillRoad_CAM003 - <text:span text:style-name="T2">2019-06-04 13:19:55.004936</text:span>: from=13:14:45.795000 <text:span text:style-name="T2">to=13:19:37.966000</text:span> <text:span text:style-name="T2">0:04:52.171000</text:span></text:p>
      <text:p text:style-name="Preformatted_20_Text">S1_MillRoad_CAM003 - 2019-06-04 13:20:00.009913: from=13:14:45.795000 to=13:19:37.966000 0:04:52.171000</text:p>
      <text:p text:style-name="Preformatted_20_Text">S1_MillRoad_CAM003 - 2019-06-04 13:20:05.003754: from=13:14:45.795000 to=13:19:37.966000 0:04:52.171000</text:p>
      <text:p text:style-name="Preformatted_20_Text">S1_MillRoad_CAM003 - 2019-06-04 13:20:10.003251: from=13:14:45.795000 to=13:19:37.966000 0:04:52.171000</text:p>
      <text:p text:style-name="Preformatted_20_Text">S1_MillRoad_CAM003 - 2019-06-04 13:20:15.000780: from=13:14:45.795000 to=13:19:37.966000 0:04:52.17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13:27:54.334523144</dc:date>
    <meta:editing-duration>PT7M27S</meta:editing-duration>
    <meta:editing-cycles>1</meta:editing-cycles>
    <meta:document-statistic meta:table-count="0" meta:image-count="0" meta:object-count="0" meta:page-count="3" meta:paragraph-count="100" meta:word-count="700" meta:character-count="10300" meta:non-whitespace-character-count="9700"/>
    <meta:generator>LibreOffice/6.1.1.2$MacOSX_X86_64 LibreOffice_project/5d19a1bfa650b796764388cd8b33a5af1f5baa1b</meta:generator>
  </office:meta>
</office:document-meta>
</file>